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510192" calcext:value-type="float">
            <text:p>151019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114143" calcext:value-type="float">
            <text:p>111414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1.4573901" calcext:value-type="float">
            <text:p>1.4573901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638" calcext:value-type="float">
            <text:p>150063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5.3558626" calcext:value-type="float">
            <text:p>5.3558626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505" calcext:value-type="float">
            <text:p>147650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25.6540922" calcext:value-type="float">
            <text:p>25.6540922</text:p>
          </table:table-cell>
          <table:table-cell table:style-name="ce14" table:formula="of:=[.C28]" office:value-type="float" office:value="9.19129" calcext:value-type="float">
            <text:p>9.19129</text:p>
          </table:table-cell>
        </table:table-row>
        <table:table-row table:style-name="ro1">
          <table:table-cell office:value-type="float" office:value="1502765" calcext:value-type="float">
            <text:p>150276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30.304062" calcext:value-type="float">
            <text:p>30.304062</text:p>
          </table:table-cell>
          <table:table-cell table:style-name="ce14" table:formula="of:=[.C29]" office:value-type="float" office:value="6.42484" calcext:value-type="float">
            <text:p>6.42484</text:p>
          </table:table-cell>
        </table:table-row>
        <table:table-row table:style-name="ro1">
          <table:table-cell office:value-type="float" office:value="1489632" calcext:value-type="float">
            <text:p>1489632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52.3861814" calcext:value-type="float">
            <text:p>52.3861814</text:p>
          </table:table-cell>
          <table:table-cell table:style-name="ce14" table:formula="of:=[.C30]" office:value-type="float" office:value="0.227758" calcext:value-type="float">
            <text:p>0.227758</text:p>
          </table:table-cell>
        </table:table-row>
        <table:table-row table:style-name="ro1">
          <table:table-cell office:value-type="float" office:value="1495502" calcext:value-type="float">
            <text:p>1495502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67.9462512" calcext:value-type="float">
            <text:p>67.9462512</text:p>
          </table:table-cell>
          <table:table-cell table:style-name="ce14" table:formula="of:=[.C31]" office:value-type="float" office:value="8.44605" calcext:value-type="float">
            <text:p>8.44605</text:p>
          </table:table-cell>
        </table:table-row>
        <table:table-row table:style-name="ro1">
          <table:table-cell office:value-type="float" office:value="1442707" calcext:value-type="float">
            <text:p>1442707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95.5628426" calcext:value-type="float">
            <text:p>95.5628426</text:p>
          </table:table-cell>
          <table:table-cell table:style-name="ce14" table:formula="of:=[.C32]" office:value-type="float" office:value="11.3377" calcext:value-type="float">
            <text:p>11.3377</text:p>
          </table:table-cell>
        </table:table-row>
        <table:table-row table:style-name="ro1">
          <table:table-cell office:value-type="float" office:value="1538294" calcext:value-type="float">
            <text:p>1538294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126.7130687" calcext:value-type="float">
            <text:p>126.7130687</text:p>
          </table:table-cell>
          <table:table-cell table:style-name="ce14" table:formula="of:=[.C33]" office:value-type="float" office:value="13.1179" calcext:value-type="float">
            <text:p>13.1179</text:p>
          </table:table-cell>
        </table:table-row>
        <table:table-row table:style-name="ro1">
          <table:table-cell office:value-type="float" office:value="1503523" calcext:value-type="float">
            <text:p>1503523</text:p>
          </table:table-cell>
          <table:table-cell table:formula="of:=AVERAGE([.A2:.A11])/10^6" office:value-type="float" office:value="1.4573901" calcext:value-type="float">
            <text:p>1.4573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5083614" calcext:value-type="float">
            <text:p>5083614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5260349" calcext:value-type="float">
            <text:p>526034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5141687" calcext:value-type="float">
            <text:p>5141687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5.3572235" calcext:value-type="float">
            <text:p>5.3572235</text:p>
          </table:table-cell>
          <table:table-cell table:style-name="ce14" table:formula="of:=[.C34]" office:value-type="float" office:value="0.0767386" calcext:value-type="float">
            <text:p>0.0767386</text:p>
          </table:table-cell>
        </table:table-row>
        <table:table-row table:style-name="ro1">
          <table:table-cell office:value-type="float" office:value="5254175" calcext:value-type="float">
            <text:p>52541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9.6029602" calcext:value-type="float">
            <text:p>9.6029602</text:p>
          </table:table-cell>
          <table:table-cell table:style-name="ce14" table:formula="of:=[.C35]" office:value-type="float" office:value="1.1304" calcext:value-type="float">
            <text:p>1.1304</text:p>
          </table:table-cell>
        </table:table-row>
        <table:table-row table:style-name="ro1">
          <table:table-cell office:value-type="float" office:value="5240385" calcext:value-type="float">
            <text:p>5240385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19.225291" calcext:value-type="float">
            <text:p>19.225291</text:p>
          </table:table-cell>
          <table:table-cell table:style-name="ce14" table:formula="of:=[.C36]" office:value-type="float" office:value="1.40373" calcext:value-type="float">
            <text:p>1.40373</text:p>
          </table:table-cell>
        </table:table-row>
        <table:table-row table:style-name="ro1">
          <table:table-cell office:value-type="float" office:value="5310587" calcext:value-type="float">
            <text:p>5310587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40.1506633" calcext:value-type="float">
            <text:p>40.1506633</text:p>
          </table:table-cell>
          <table:table-cell table:style-name="ce14" table:formula="of:=[.C37]" office:value-type="float" office:value="3.69099" calcext:value-type="float">
            <text:p>3.69099</text:p>
          </table:table-cell>
        </table:table-row>
        <table:table-row table:style-name="ro1">
          <table:table-cell office:value-type="float" office:value="5250277" calcext:value-type="float">
            <text:p>5250277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74.2462798" calcext:value-type="float">
            <text:p>74.2462798</text:p>
          </table:table-cell>
          <table:table-cell table:style-name="ce14" table:formula="of:=[.C38]" office:value-type="float" office:value="6.3511" calcext:value-type="float">
            <text:p>6.3511</text:p>
          </table:table-cell>
        </table:table-row>
        <table:table-row table:style-name="ro1">
          <table:table-cell office:value-type="float" office:value="5145433" calcext:value-type="float">
            <text:p>514543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89.4269782" calcext:value-type="float">
            <text:p>89.4269782</text:p>
          </table:table-cell>
          <table:table-cell table:style-name="ce14" table:formula="of:=[.C39]" office:value-type="float" office:value="3.39161" calcext:value-type="float">
            <text:p>3.39161</text:p>
          </table:table-cell>
        </table:table-row>
        <table:table-row table:style-name="ro1">
          <table:table-cell office:value-type="float" office:value="5836862" calcext:value-type="float">
            <text:p>5836862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36.675121" calcext:value-type="float">
            <text:p>136.675121</text:p>
          </table:table-cell>
          <table:table-cell table:style-name="ce14" table:formula="of:=[.C40]" office:value-type="float" office:value="6.37037" calcext:value-type="float">
            <text:p>6.37037</text:p>
          </table:table-cell>
        </table:table-row>
        <table:table-row table:style-name="ro1">
          <table:table-cell office:value-type="float" office:value="6035257" calcext:value-type="float">
            <text:p>6035257</text:p>
          </table:table-cell>
          <table:table-cell table:formula="of:=AVERAGE([.A13:.A22])/10^6" office:value-type="float" office:value="5.3558626" calcext:value-type="float">
            <text:p>5.3558626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35.4022454" calcext:value-type="float">
            <text:p>135.4022454</text:p>
          </table:table-cell>
          <table:table-cell table:style-name="ce14" table:formula="of:=[.C41]" office:value-type="float" office:value="7.24907" calcext:value-type="float">
            <text:p>7.24907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19786313" calcext:value-type="float">
            <text:p>19786313</text:p>
          </table:table-cell>
          <table:table-cell table:number-columns-repeated="4"/>
        </table:table-row>
        <table:table-row table:style-name="ro1">
          <table:table-cell office:value-type="float" office:value="26580683" calcext:value-type="float">
            <text:p>26580683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20566779" calcext:value-type="float">
            <text:p>2056677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22433905" calcext:value-type="float">
            <text:p>22433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17815" calcext:value-type="float">
            <text:p>26017815</text:p>
          </table:table-cell>
          <table:table-cell/>
          <table:table-cell office:value-type="float" office:value="9.19129" calcext:value-type="float">
            <text:p>9.19129</text:p>
          </table:table-cell>
          <table:table-cell table:number-columns-repeated="2"/>
        </table:table-row>
        <table:table-row table:style-name="ro1">
          <table:table-cell office:value-type="float" office:value="25422927" calcext:value-type="float">
            <text:p>25422927</text:p>
          </table:table-cell>
          <table:table-cell/>
          <table:table-cell office:value-type="float" office:value="6.42484" calcext:value-type="float">
            <text:p>6.42484</text:p>
          </table:table-cell>
          <table:table-cell table:number-columns-repeated="2"/>
        </table:table-row>
        <table:table-row table:style-name="ro1">
          <table:table-cell office:value-type="float" office:value="28937854" calcext:value-type="float">
            <text:p>28937854</text:p>
          </table:table-cell>
          <table:table-cell/>
          <table:table-cell office:value-type="float" office:value="0.227758" calcext:value-type="float">
            <text:p>0.227758</text:p>
          </table:table-cell>
          <table:table-cell table:number-columns-repeated="2"/>
        </table:table-row>
        <table:table-row table:style-name="ro1">
          <table:table-cell office:value-type="float" office:value="32073280" calcext:value-type="float">
            <text:p>32073280</text:p>
          </table:table-cell>
          <table:table-cell/>
          <table:table-cell office:value-type="float" office:value="8.44605" calcext:value-type="float">
            <text:p>8.44605</text:p>
          </table:table-cell>
          <table:table-cell table:number-columns-repeated="2"/>
        </table:table-row>
        <table:table-row table:style-name="ro1">
          <table:table-cell office:value-type="float" office:value="26793152" calcext:value-type="float">
            <text:p>26793152</text:p>
          </table:table-cell>
          <table:table-cell office:value-type="string" calcext:value-type="string">
            <text:p>sr</text:p>
          </table:table-cell>
          <table:table-cell office:value-type="float" office:value="11.3377" calcext:value-type="float">
            <text:p>11.3377</text:p>
          </table:table-cell>
          <table:table-cell table:number-columns-repeated="2"/>
        </table:table-row>
        <table:table-row table:style-name="ro1">
          <table:table-cell office:value-type="float" office:value="27928214" calcext:value-type="float">
            <text:p>27928214</text:p>
          </table:table-cell>
          <table:table-cell table:formula="of:=AVERAGE([.A24:.A33])/10^6" office:value-type="float" office:value="25.6540922" calcext:value-type="float">
            <text:p>25.6540922</text:p>
          </table:table-cell>
          <table:table-cell office:value-type="float" office:value="13.1179" calcext:value-type="float">
            <text:p>13.1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0767386" calcext:value-type="float">
            <text:p>0.0767386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24751861" calcext:value-type="float">
            <text:p>24751861</text:p>
          </table:table-cell>
          <table:table-cell/>
          <table:table-cell office:value-type="float" office:value="1.1304" calcext:value-type="float">
            <text:p>1.1304</text:p>
          </table:table-cell>
          <table:table-cell table:number-columns-repeated="2"/>
        </table:table-row>
        <table:table-row table:style-name="ro1">
          <table:table-cell office:value-type="float" office:value="29664792" calcext:value-type="float">
            <text:p>29664792</text:p>
          </table:table-cell>
          <table:table-cell/>
          <table:table-cell office:value-type="float" office:value="1.40373" calcext:value-type="float">
            <text:p>1.40373</text:p>
          </table:table-cell>
          <table:table-cell table:number-columns-repeated="2"/>
        </table:table-row>
        <table:table-row table:style-name="ro1">
          <table:table-cell office:value-type="float" office:value="32682241" calcext:value-type="float">
            <text:p>32682241</text:p>
          </table:table-cell>
          <table:table-cell/>
          <table:table-cell office:value-type="float" office:value="3.69099" calcext:value-type="float">
            <text:p>3.69099</text:p>
          </table:table-cell>
          <table:table-cell table:number-columns-repeated="2"/>
        </table:table-row>
        <table:table-row table:style-name="ro1">
          <table:table-cell office:value-type="float" office:value="25734387" calcext:value-type="float">
            <text:p>25734387</text:p>
          </table:table-cell>
          <table:table-cell/>
          <table:table-cell office:value-type="float" office:value="6.3511" calcext:value-type="float">
            <text:p>6.3511</text:p>
          </table:table-cell>
          <table:table-cell table:number-columns-repeated="2"/>
        </table:table-row>
        <table:table-row table:style-name="ro1">
          <table:table-cell office:value-type="float" office:value="31324580" calcext:value-type="float">
            <text:p>31324580</text:p>
          </table:table-cell>
          <table:table-cell/>
          <table:table-cell office:value-type="float" office:value="3.39161" calcext:value-type="float">
            <text:p>3.39161</text:p>
          </table:table-cell>
          <table:table-cell table:number-columns-repeated="2"/>
        </table:table-row>
        <table:table-row table:style-name="ro1">
          <table:table-cell office:value-type="float" office:value="34709943" calcext:value-type="float">
            <text:p>34709943</text:p>
          </table:table-cell>
          <table:table-cell/>
          <table:table-cell office:value-type="float" office:value="6.37037" calcext:value-type="float">
            <text:p>6.37037</text:p>
          </table:table-cell>
          <table:table-cell table:number-columns-repeated="2"/>
        </table:table-row>
        <table:table-row table:style-name="ro1">
          <table:table-cell office:value-type="float" office:value="30161828" calcext:value-type="float">
            <text:p>30161828</text:p>
          </table:table-cell>
          <table:table-cell/>
          <table:table-cell office:value-type="float" office:value="7.24907" calcext:value-type="float">
            <text:p>7.24907</text:p>
          </table:table-cell>
          <table:table-cell table:number-columns-repeated="2"/>
        </table:table-row>
        <table:table-row table:style-name="ro1">
          <table:table-cell office:value-type="float" office:value="34734858" calcext:value-type="float">
            <text:p>34734858</text:p>
          </table:table-cell>
          <table:table-cell table:number-columns-repeated="4"/>
        </table:table-row>
        <table:table-row table:style-name="ro1">
          <table:table-cell office:value-type="float" office:value="26931505" calcext:value-type="float">
            <text:p>2693150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2344625" calcext:value-type="float">
            <text:p>32344625</text:p>
          </table:table-cell>
          <table:table-cell table:formula="of:=AVERAGE([.A35:.A44])/10^6" office:value-type="float" office:value="30.304062" calcext:value-type="float">
            <text:p>30.304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47284053" calcext:value-type="float">
            <text:p>47284053</text:p>
          </table:table-cell>
          <table:table-cell table:number-columns-repeated="4"/>
        </table:table-row>
        <table:table-row table:style-name="ro1">
          <table:table-cell office:value-type="float" office:value="50158836" calcext:value-type="float">
            <text:p>50158836</text:p>
          </table:table-cell>
          <table:table-cell table:number-columns-repeated="4"/>
        </table:table-row>
        <table:table-row table:style-name="ro1">
          <table:table-cell office:value-type="float" office:value="51889138" calcext:value-type="float">
            <text:p>51889138</text:p>
          </table:table-cell>
          <table:table-cell table:number-columns-repeated="4"/>
        </table:table-row>
        <table:table-row table:style-name="ro1">
          <table:table-cell office:value-type="float" office:value="56358628" calcext:value-type="float">
            <text:p>56358628</text:p>
          </table:table-cell>
          <table:table-cell table:number-columns-repeated="4"/>
        </table:table-row>
        <table:table-row table:style-name="ro1">
          <table:table-cell office:value-type="float" office:value="57741948" calcext:value-type="float">
            <text:p>57741948</text:p>
          </table:table-cell>
          <table:table-cell table:number-columns-repeated="4"/>
        </table:table-row>
        <table:table-row table:style-name="ro1">
          <table:table-cell office:value-type="float" office:value="50337680" calcext:value-type="float">
            <text:p>50337680</text:p>
          </table:table-cell>
          <table:table-cell table:number-columns-repeated="4"/>
        </table:table-row>
        <table:table-row table:style-name="ro1">
          <table:table-cell office:value-type="float" office:value="50102173" calcext:value-type="float">
            <text:p>50102173</text:p>
          </table:table-cell>
          <table:table-cell table:number-columns-repeated="4"/>
        </table:table-row>
        <table:table-row table:style-name="ro1">
          <table:table-cell office:value-type="float" office:value="52944836" calcext:value-type="float">
            <text:p>52944836</text:p>
          </table:table-cell>
          <table:table-cell table:number-columns-repeated="4"/>
        </table:table-row>
        <table:table-row table:style-name="ro1">
          <table:table-cell office:value-type="float" office:value="54616198" calcext:value-type="float">
            <text:p>5461619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2428324" calcext:value-type="float">
            <text:p>52428324</text:p>
          </table:table-cell>
          <table:table-cell table:formula="of:=AVERAGE([.A46:.A55])/10^6" office:value-type="float" office:value="52.3861814" calcext:value-type="float">
            <text:p>52.386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72129132" calcext:value-type="float">
            <text:p>72129132</text:p>
          </table:table-cell>
          <table:table-cell table:number-columns-repeated="4"/>
        </table:table-row>
        <table:table-row table:style-name="ro1">
          <table:table-cell office:value-type="float" office:value="68930282" calcext:value-type="float">
            <text:p>68930282</text:p>
          </table:table-cell>
          <table:table-cell table:number-columns-repeated="4"/>
        </table:table-row>
        <table:table-row table:style-name="ro1">
          <table:table-cell office:value-type="float" office:value="71167073" calcext:value-type="float">
            <text:p>71167073</text:p>
          </table:table-cell>
          <table:table-cell table:number-columns-repeated="4"/>
        </table:table-row>
        <table:table-row table:style-name="ro1">
          <table:table-cell office:value-type="float" office:value="67426474" calcext:value-type="float">
            <text:p>67426474</text:p>
          </table:table-cell>
          <table:table-cell table:number-columns-repeated="4"/>
        </table:table-row>
        <table:table-row table:style-name="ro1">
          <table:table-cell office:value-type="float" office:value="70218539" calcext:value-type="float">
            <text:p>70218539</text:p>
          </table:table-cell>
          <table:table-cell table:number-columns-repeated="4"/>
        </table:table-row>
        <table:table-row table:style-name="ro1">
          <table:table-cell office:value-type="float" office:value="69477130" calcext:value-type="float">
            <text:p>69477130</text:p>
          </table:table-cell>
          <table:table-cell table:number-columns-repeated="4"/>
        </table:table-row>
        <table:table-row table:style-name="ro1">
          <table:table-cell office:value-type="float" office:value="65668862" calcext:value-type="float">
            <text:p>65668862</text:p>
          </table:table-cell>
          <table:table-cell table:number-columns-repeated="4"/>
        </table:table-row>
        <table:table-row table:style-name="ro1">
          <table:table-cell office:value-type="float" office:value="67177378" calcext:value-type="float">
            <text:p>67177378</text:p>
          </table:table-cell>
          <table:table-cell table:number-columns-repeated="4"/>
        </table:table-row>
        <table:table-row table:style-name="ro1">
          <table:table-cell office:value-type="float" office:value="60294161" calcext:value-type="float">
            <text:p>6029416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6973481" calcext:value-type="float">
            <text:p>66973481</text:p>
          </table:table-cell>
          <table:table-cell table:formula="of:=AVERAGE([.A57:.A66])/10^6" office:value-type="float" office:value="67.9462512" calcext:value-type="float">
            <text:p>67.9462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80295578" calcext:value-type="float">
            <text:p>80295578</text:p>
          </table:table-cell>
          <table:table-cell table:number-columns-repeated="4"/>
        </table:table-row>
        <table:table-row table:style-name="ro1">
          <table:table-cell office:value-type="float" office:value="93869475" calcext:value-type="float">
            <text:p>93869475</text:p>
          </table:table-cell>
          <table:table-cell table:number-columns-repeated="4"/>
        </table:table-row>
        <table:table-row table:style-name="ro1">
          <table:table-cell office:value-type="float" office:value="94993600" calcext:value-type="float">
            <text:p>94993600</text:p>
          </table:table-cell>
          <table:table-cell table:number-columns-repeated="4"/>
        </table:table-row>
        <table:table-row table:style-name="ro1">
          <table:table-cell office:value-type="float" office:value="101318210" calcext:value-type="float">
            <text:p>101318210</text:p>
          </table:table-cell>
          <table:table-cell table:number-columns-repeated="4"/>
        </table:table-row>
        <table:table-row table:style-name="ro1">
          <table:table-cell office:value-type="float" office:value="94292585" calcext:value-type="float">
            <text:p>94292585</text:p>
          </table:table-cell>
          <table:table-cell table:number-columns-repeated="4"/>
        </table:table-row>
        <table:table-row table:style-name="ro1">
          <table:table-cell office:value-type="float" office:value="104369461" calcext:value-type="float">
            <text:p>104369461</text:p>
          </table:table-cell>
          <table:table-cell table:number-columns-repeated="4"/>
        </table:table-row>
        <table:table-row table:style-name="ro1">
          <table:table-cell office:value-type="float" office:value="98842414" calcext:value-type="float">
            <text:p>98842414</text:p>
          </table:table-cell>
          <table:table-cell table:number-columns-repeated="4"/>
        </table:table-row>
        <table:table-row table:style-name="ro1">
          <table:table-cell office:value-type="float" office:value="88010199" calcext:value-type="float">
            <text:p>88010199</text:p>
          </table:table-cell>
          <table:table-cell table:number-columns-repeated="4"/>
        </table:table-row>
        <table:table-row table:style-name="ro1">
          <table:table-cell office:value-type="float" office:value="100510426" calcext:value-type="float">
            <text:p>10051042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9126478" calcext:value-type="float">
            <text:p>99126478</text:p>
          </table:table-cell>
          <table:table-cell table:formula="of:=AVERAGE([.A68:.A77])/10^6" office:value-type="float" office:value="95.5628426" calcext:value-type="float">
            <text:p>95.5628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16120333" calcext:value-type="float">
            <text:p>116120333</text:p>
          </table:table-cell>
          <table:table-cell table:number-columns-repeated="4"/>
        </table:table-row>
        <table:table-row table:style-name="ro1">
          <table:table-cell office:value-type="float" office:value="130112754" calcext:value-type="float">
            <text:p>130112754</text:p>
          </table:table-cell>
          <table:table-cell table:number-columns-repeated="4"/>
        </table:table-row>
        <table:table-row table:style-name="ro1">
          <table:table-cell office:value-type="float" office:value="132533496" calcext:value-type="float">
            <text:p>132533496</text:p>
          </table:table-cell>
          <table:table-cell table:number-columns-repeated="4"/>
        </table:table-row>
        <table:table-row table:style-name="ro1">
          <table:table-cell office:value-type="float" office:value="121733186" calcext:value-type="float">
            <text:p>121733186</text:p>
          </table:table-cell>
          <table:table-cell table:number-columns-repeated="4"/>
        </table:table-row>
        <table:table-row table:style-name="ro1">
          <table:table-cell office:value-type="float" office:value="129201985" calcext:value-type="float">
            <text:p>129201985</text:p>
          </table:table-cell>
          <table:table-cell table:number-columns-repeated="4"/>
        </table:table-row>
        <table:table-row table:style-name="ro1">
          <table:table-cell office:value-type="float" office:value="129230453" calcext:value-type="float">
            <text:p>129230453</text:p>
          </table:table-cell>
          <table:table-cell table:number-columns-repeated="4"/>
        </table:table-row>
        <table:table-row table:style-name="ro1">
          <table:table-cell office:value-type="float" office:value="131652380" calcext:value-type="float">
            <text:p>131652380</text:p>
          </table:table-cell>
          <table:table-cell table:number-columns-repeated="4"/>
        </table:table-row>
        <table:table-row table:style-name="ro1">
          <table:table-cell office:value-type="float" office:value="132749032" calcext:value-type="float">
            <text:p>132749032</text:p>
          </table:table-cell>
          <table:table-cell table:number-columns-repeated="4"/>
        </table:table-row>
        <table:table-row table:style-name="ro1">
          <table:table-cell office:value-type="float" office:value="124254098" calcext:value-type="float">
            <text:p>12425409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9542970" calcext:value-type="float">
            <text:p>119542970</text:p>
          </table:table-cell>
          <table:table-cell table:formula="of:=AVERAGE([.A79:.A88])/10^6" office:value-type="float" office:value="126.7130687" calcext:value-type="float">
            <text:p>126.7130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4782717" calcext:value-type="float">
            <text:p>4782717</text:p>
          </table:table-cell>
          <table:table-cell table:number-columns-repeated="4"/>
        </table:table-row>
        <table:table-row table:style-name="ro1">
          <table:table-cell office:value-type="float" office:value="4751954" calcext:value-type="float">
            <text:p>4751954</text:p>
          </table:table-cell>
          <table:table-cell table:number-columns-repeated="4"/>
        </table:table-row>
        <table:table-row table:style-name="ro1">
          <table:table-cell office:value-type="float" office:value="6498115" calcext:value-type="float">
            <text:p>6498115</text:p>
          </table:table-cell>
          <table:table-cell table:number-columns-repeated="4"/>
        </table:table-row>
        <table:table-row table:style-name="ro1">
          <table:table-cell office:value-type="float" office:value="5073310" calcext:value-type="float">
            <text:p>5073310</text:p>
          </table:table-cell>
          <table:table-cell table:number-columns-repeated="4"/>
        </table:table-row>
        <table:table-row table:style-name="ro1">
          <table:table-cell office:value-type="float" office:value="6416291" calcext:value-type="float">
            <text:p>6416291</text:p>
          </table:table-cell>
          <table:table-cell table:number-columns-repeated="4"/>
        </table:table-row>
        <table:table-row table:style-name="ro1">
          <table:table-cell office:value-type="float" office:value="5306273" calcext:value-type="float">
            <text:p>5306273</text:p>
          </table:table-cell>
          <table:table-cell table:number-columns-repeated="4"/>
        </table:table-row>
        <table:table-row table:style-name="ro1">
          <table:table-cell office:value-type="float" office:value="4906127" calcext:value-type="float">
            <text:p>4906127</text:p>
          </table:table-cell>
          <table:table-cell table:number-columns-repeated="4"/>
        </table:table-row>
        <table:table-row table:style-name="ro1">
          <table:table-cell office:value-type="float" office:value="5220545" calcext:value-type="float">
            <text:p>5220545</text:p>
          </table:table-cell>
          <table:table-cell table:number-columns-repeated="4"/>
        </table:table-row>
        <table:table-row table:style-name="ro1">
          <table:table-cell office:value-type="float" office:value="5430522" calcext:value-type="float">
            <text:p>543052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186381" calcext:value-type="float">
            <text:p>5186381</text:p>
          </table:table-cell>
          <table:table-cell table:formula="of:=AVERAGE([.A90:.A99])/10^6" office:value-type="float" office:value="5.3572235" calcext:value-type="float">
            <text:p>5.357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7335547" calcext:value-type="float">
            <text:p>7335547</text:p>
          </table:table-cell>
          <table:table-cell table:number-columns-repeated="4"/>
        </table:table-row>
        <table:table-row table:style-name="ro1">
          <table:table-cell office:value-type="float" office:value="8538085" calcext:value-type="float">
            <text:p>8538085</text:p>
          </table:table-cell>
          <table:table-cell table:number-columns-repeated="4"/>
        </table:table-row>
        <table:table-row table:style-name="ro1">
          <table:table-cell office:value-type="float" office:value="7375768" calcext:value-type="float">
            <text:p>7375768</text:p>
          </table:table-cell>
          <table:table-cell table:number-columns-repeated="4"/>
        </table:table-row>
        <table:table-row table:style-name="ro1">
          <table:table-cell office:value-type="float" office:value="10937891" calcext:value-type="float">
            <text:p>10937891</text:p>
          </table:table-cell>
          <table:table-cell table:number-columns-repeated="4"/>
        </table:table-row>
        <table:table-row table:style-name="ro1">
          <table:table-cell office:value-type="float" office:value="10271820" calcext:value-type="float">
            <text:p>10271820</text:p>
          </table:table-cell>
          <table:table-cell table:number-columns-repeated="4"/>
        </table:table-row>
        <table:table-row table:style-name="ro1">
          <table:table-cell office:value-type="float" office:value="12317556" calcext:value-type="float">
            <text:p>12317556</text:p>
          </table:table-cell>
          <table:table-cell table:number-columns-repeated="4"/>
        </table:table-row>
        <table:table-row table:style-name="ro1">
          <table:table-cell office:value-type="float" office:value="8952844" calcext:value-type="float">
            <text:p>8952844</text:p>
          </table:table-cell>
          <table:table-cell table:number-columns-repeated="4"/>
        </table:table-row>
        <table:table-row table:style-name="ro1">
          <table:table-cell office:value-type="float" office:value="11555391" calcext:value-type="float">
            <text:p>11555391</text:p>
          </table:table-cell>
          <table:table-cell table:number-columns-repeated="4"/>
        </table:table-row>
        <table:table-row table:style-name="ro1">
          <table:table-cell office:value-type="float" office:value="11038211" calcext:value-type="float">
            <text:p>1103821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706489" calcext:value-type="float">
            <text:p>7706489</text:p>
          </table:table-cell>
          <table:table-cell table:formula="of:=AVERAGE([.A101:.A110])/10^6" office:value-type="float" office:value="9.6029602" calcext:value-type="float">
            <text:p>9.6029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23109398" calcext:value-type="float">
            <text:p>23109398</text:p>
          </table:table-cell>
          <table:table-cell table:number-columns-repeated="4"/>
        </table:table-row>
        <table:table-row table:style-name="ro1">
          <table:table-cell office:value-type="float" office:value="15350421" calcext:value-type="float">
            <text:p>15350421</text:p>
          </table:table-cell>
          <table:table-cell table:number-columns-repeated="4"/>
        </table:table-row>
        <table:table-row table:style-name="ro1">
          <table:table-cell office:value-type="float" office:value="20857366" calcext:value-type="float">
            <text:p>20857366</text:p>
          </table:table-cell>
          <table:table-cell table:number-columns-repeated="4"/>
        </table:table-row>
        <table:table-row table:style-name="ro1">
          <table:table-cell office:value-type="float" office:value="19429966" calcext:value-type="float">
            <text:p>19429966</text:p>
          </table:table-cell>
          <table:table-cell table:number-columns-repeated="4"/>
        </table:table-row>
        <table:table-row table:style-name="ro1">
          <table:table-cell office:value-type="float" office:value="18992891" calcext:value-type="float">
            <text:p>18992891</text:p>
          </table:table-cell>
          <table:table-cell table:number-columns-repeated="4"/>
        </table:table-row>
        <table:table-row table:style-name="ro1">
          <table:table-cell office:value-type="float" office:value="19186987" calcext:value-type="float">
            <text:p>19186987</text:p>
          </table:table-cell>
          <table:table-cell table:number-columns-repeated="4"/>
        </table:table-row>
        <table:table-row table:style-name="ro1">
          <table:table-cell office:value-type="float" office:value="19351845" calcext:value-type="float">
            <text:p>19351845</text:p>
          </table:table-cell>
          <table:table-cell table:number-columns-repeated="4"/>
        </table:table-row>
        <table:table-row table:style-name="ro1">
          <table:table-cell office:value-type="float" office:value="20064792" calcext:value-type="float">
            <text:p>20064792</text:p>
          </table:table-cell>
          <table:table-cell table:number-columns-repeated="4"/>
        </table:table-row>
        <table:table-row table:style-name="ro1">
          <table:table-cell office:value-type="float" office:value="16305378" calcext:value-type="float">
            <text:p>163053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603866" calcext:value-type="float">
            <text:p>19603866</text:p>
          </table:table-cell>
          <table:table-cell table:formula="of:=AVERAGE([.A112:.A121])/10^6" office:value-type="float" office:value="19.225291" calcext:value-type="float">
            <text:p>19.225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39236614" calcext:value-type="float">
            <text:p>39236614</text:p>
          </table:table-cell>
          <table:table-cell table:number-columns-repeated="4"/>
        </table:table-row>
        <table:table-row table:style-name="ro1">
          <table:table-cell office:value-type="float" office:value="39029418" calcext:value-type="float">
            <text:p>39029418</text:p>
          </table:table-cell>
          <table:table-cell table:number-columns-repeated="4"/>
        </table:table-row>
        <table:table-row table:style-name="ro1">
          <table:table-cell office:value-type="float" office:value="43145543" calcext:value-type="float">
            <text:p>43145543</text:p>
          </table:table-cell>
          <table:table-cell table:number-columns-repeated="4"/>
        </table:table-row>
        <table:table-row table:style-name="ro1">
          <table:table-cell office:value-type="float" office:value="41179742" calcext:value-type="float">
            <text:p>41179742</text:p>
          </table:table-cell>
          <table:table-cell table:number-columns-repeated="4"/>
        </table:table-row>
        <table:table-row table:style-name="ro1">
          <table:table-cell office:value-type="float" office:value="43012751" calcext:value-type="float">
            <text:p>43012751</text:p>
          </table:table-cell>
          <table:table-cell table:number-columns-repeated="4"/>
        </table:table-row>
        <table:table-row table:style-name="ro1">
          <table:table-cell office:value-type="float" office:value="37696948" calcext:value-type="float">
            <text:p>37696948</text:p>
          </table:table-cell>
          <table:table-cell table:number-columns-repeated="4"/>
        </table:table-row>
        <table:table-row table:style-name="ro1">
          <table:table-cell office:value-type="float" office:value="41124033" calcext:value-type="float">
            <text:p>41124033</text:p>
          </table:table-cell>
          <table:table-cell table:number-columns-repeated="4"/>
        </table:table-row>
        <table:table-row table:style-name="ro1">
          <table:table-cell office:value-type="float" office:value="38557450" calcext:value-type="float">
            <text:p>38557450</text:p>
          </table:table-cell>
          <table:table-cell table:number-columns-repeated="4"/>
        </table:table-row>
        <table:table-row table:style-name="ro1">
          <table:table-cell office:value-type="float" office:value="38948657" calcext:value-type="float">
            <text:p>3894865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9575477" calcext:value-type="float">
            <text:p>39575477</text:p>
          </table:table-cell>
          <table:table-cell table:formula="of:=AVERAGE([.A123:.A132])/10^6" office:value-type="float" office:value="40.1506633" calcext:value-type="float">
            <text:p>40.1506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80921413" calcext:value-type="float">
            <text:p>80921413</text:p>
          </table:table-cell>
          <table:table-cell table:number-columns-repeated="4"/>
        </table:table-row>
        <table:table-row table:style-name="ro1">
          <table:table-cell office:value-type="float" office:value="77330870" calcext:value-type="float">
            <text:p>77330870</text:p>
          </table:table-cell>
          <table:table-cell table:number-columns-repeated="4"/>
        </table:table-row>
        <table:table-row table:style-name="ro1">
          <table:table-cell office:value-type="float" office:value="68496949" calcext:value-type="float">
            <text:p>68496949</text:p>
          </table:table-cell>
          <table:table-cell table:number-columns-repeated="4"/>
        </table:table-row>
        <table:table-row table:style-name="ro1">
          <table:table-cell office:value-type="float" office:value="75379067" calcext:value-type="float">
            <text:p>75379067</text:p>
          </table:table-cell>
          <table:table-cell table:number-columns-repeated="4"/>
        </table:table-row>
        <table:table-row table:style-name="ro1">
          <table:table-cell office:value-type="float" office:value="75225781" calcext:value-type="float">
            <text:p>75225781</text:p>
          </table:table-cell>
          <table:table-cell table:number-columns-repeated="4"/>
        </table:table-row>
        <table:table-row table:style-name="ro1">
          <table:table-cell office:value-type="float" office:value="76212593" calcext:value-type="float">
            <text:p>76212593</text:p>
          </table:table-cell>
          <table:table-cell table:number-columns-repeated="4"/>
        </table:table-row>
        <table:table-row table:style-name="ro1">
          <table:table-cell office:value-type="float" office:value="74062818" calcext:value-type="float">
            <text:p>74062818</text:p>
          </table:table-cell>
          <table:table-cell table:number-columns-repeated="4"/>
        </table:table-row>
        <table:table-row table:style-name="ro1">
          <table:table-cell office:value-type="float" office:value="73124927" calcext:value-type="float">
            <text:p>73124927</text:p>
          </table:table-cell>
          <table:table-cell table:number-columns-repeated="4"/>
        </table:table-row>
        <table:table-row table:style-name="ro1">
          <table:table-cell office:value-type="float" office:value="75769728" calcext:value-type="float">
            <text:p>757697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5938652" calcext:value-type="float">
            <text:p>65938652</text:p>
          </table:table-cell>
          <table:table-cell table:formula="of:=AVERAGE([.A134:.A143])/10^6" office:value-type="float" office:value="74.2462798" calcext:value-type="float">
            <text:p>74.246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86634532" calcext:value-type="float">
            <text:p>86634532</text:p>
          </table:table-cell>
          <table:table-cell table:number-columns-repeated="4"/>
        </table:table-row>
        <table:table-row table:style-name="ro1">
          <table:table-cell office:value-type="float" office:value="94844177" calcext:value-type="float">
            <text:p>94844177</text:p>
          </table:table-cell>
          <table:table-cell table:number-columns-repeated="4"/>
        </table:table-row>
        <table:table-row table:style-name="ro1">
          <table:table-cell office:value-type="float" office:value="90348028" calcext:value-type="float">
            <text:p>90348028</text:p>
          </table:table-cell>
          <table:table-cell table:number-columns-repeated="4"/>
        </table:table-row>
        <table:table-row table:style-name="ro1">
          <table:table-cell office:value-type="float" office:value="90953589" calcext:value-type="float">
            <text:p>90953589</text:p>
          </table:table-cell>
          <table:table-cell table:number-columns-repeated="4"/>
        </table:table-row>
        <table:table-row table:style-name="ro1">
          <table:table-cell office:value-type="float" office:value="92511116" calcext:value-type="float">
            <text:p>92511116</text:p>
          </table:table-cell>
          <table:table-cell table:number-columns-repeated="4"/>
        </table:table-row>
        <table:table-row table:style-name="ro1">
          <table:table-cell office:value-type="float" office:value="82555882" calcext:value-type="float">
            <text:p>82555882</text:p>
          </table:table-cell>
          <table:table-cell table:number-columns-repeated="4"/>
        </table:table-row>
        <table:table-row table:style-name="ro1">
          <table:table-cell office:value-type="float" office:value="95602342" calcext:value-type="float">
            <text:p>95602342</text:p>
          </table:table-cell>
          <table:table-cell table:number-columns-repeated="4"/>
        </table:table-row>
        <table:table-row table:style-name="ro1">
          <table:table-cell office:value-type="float" office:value="85482063" calcext:value-type="float">
            <text:p>85482063</text:p>
          </table:table-cell>
          <table:table-cell table:number-columns-repeated="4"/>
        </table:table-row>
        <table:table-row table:style-name="ro1">
          <table:table-cell office:value-type="float" office:value="85423330" calcext:value-type="float">
            <text:p>8542333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9914723" calcext:value-type="float">
            <text:p>89914723</text:p>
          </table:table-cell>
          <table:table-cell table:formula="of:=AVERAGE([.A145:.A154])/10^6" office:value-type="float" office:value="89.4269782" calcext:value-type="float">
            <text:p>89.4269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20309922" calcext:value-type="float">
            <text:p>120309922</text:p>
          </table:table-cell>
          <table:table-cell table:number-columns-repeated="4"/>
        </table:table-row>
        <table:table-row table:style-name="ro1">
          <table:table-cell office:value-type="float" office:value="123062050" calcext:value-type="float">
            <text:p>123062050</text:p>
          </table:table-cell>
          <table:table-cell table:number-columns-repeated="4"/>
        </table:table-row>
        <table:table-row table:style-name="ro1">
          <table:table-cell office:value-type="float" office:value="120442960" calcext:value-type="float">
            <text:p>120442960</text:p>
          </table:table-cell>
          <table:table-cell table:number-columns-repeated="4"/>
        </table:table-row>
        <table:table-row table:style-name="ro1">
          <table:table-cell office:value-type="float" office:value="125138891" calcext:value-type="float">
            <text:p>125138891</text:p>
          </table:table-cell>
          <table:table-cell table:number-columns-repeated="4"/>
        </table:table-row>
        <table:table-row table:style-name="ro1">
          <table:table-cell office:value-type="float" office:value="146048029" calcext:value-type="float">
            <text:p>146048029</text:p>
          </table:table-cell>
          <table:table-cell table:number-columns-repeated="4"/>
        </table:table-row>
        <table:table-row table:style-name="ro1">
          <table:table-cell office:value-type="float" office:value="142107445" calcext:value-type="float">
            <text:p>142107445</text:p>
          </table:table-cell>
          <table:table-cell table:number-columns-repeated="4"/>
        </table:table-row>
        <table:table-row table:style-name="ro1">
          <table:table-cell office:value-type="float" office:value="138499198" calcext:value-type="float">
            <text:p>138499198</text:p>
          </table:table-cell>
          <table:table-cell table:number-columns-repeated="4"/>
        </table:table-row>
        <table:table-row table:style-name="ro1">
          <table:table-cell office:value-type="float" office:value="144114976" calcext:value-type="float">
            <text:p>144114976</text:p>
          </table:table-cell>
          <table:table-cell table:number-columns-repeated="4"/>
        </table:table-row>
        <table:table-row table:style-name="ro1">
          <table:table-cell office:value-type="float" office:value="151829274" calcext:value-type="float">
            <text:p>15182927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5198465" calcext:value-type="float">
            <text:p>155198465</text:p>
          </table:table-cell>
          <table:table-cell table:formula="of:=AVERAGE([.A156:.A165])/10^6" office:value-type="float" office:value="136.675121" calcext:value-type="float">
            <text:p>136.675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30987321" calcext:value-type="float">
            <text:p>130987321</text:p>
          </table:table-cell>
          <table:table-cell table:number-columns-repeated="4"/>
        </table:table-row>
        <table:table-row table:style-name="ro1">
          <table:table-cell office:value-type="float" office:value="140035761" calcext:value-type="float">
            <text:p>140035761</text:p>
          </table:table-cell>
          <table:table-cell table:number-columns-repeated="4"/>
        </table:table-row>
        <table:table-row table:style-name="ro1">
          <table:table-cell office:value-type="float" office:value="136003597" calcext:value-type="float">
            <text:p>136003597</text:p>
          </table:table-cell>
          <table:table-cell table:number-columns-repeated="4"/>
        </table:table-row>
        <table:table-row table:style-name="ro1">
          <table:table-cell office:value-type="float" office:value="140088364" calcext:value-type="float">
            <text:p>140088364</text:p>
          </table:table-cell>
          <table:table-cell table:number-columns-repeated="4"/>
        </table:table-row>
        <table:table-row table:style-name="ro1">
          <table:table-cell office:value-type="float" office:value="136025965" calcext:value-type="float">
            <text:p>136025965</text:p>
          </table:table-cell>
          <table:table-cell table:number-columns-repeated="4"/>
        </table:table-row>
        <table:table-row table:style-name="ro1">
          <table:table-cell office:value-type="float" office:value="130778539" calcext:value-type="float">
            <text:p>130778539</text:p>
          </table:table-cell>
          <table:table-cell table:number-columns-repeated="4"/>
        </table:table-row>
        <table:table-row table:style-name="ro1">
          <table:table-cell office:value-type="float" office:value="141117112" calcext:value-type="float">
            <text:p>141117112</text:p>
          </table:table-cell>
          <table:table-cell table:number-columns-repeated="4"/>
        </table:table-row>
        <table:table-row table:style-name="ro1">
          <table:table-cell office:value-type="float" office:value="134696235" calcext:value-type="float">
            <text:p>134696235</text:p>
          </table:table-cell>
          <table:table-cell table:number-columns-repeated="4"/>
        </table:table-row>
        <table:table-row table:style-name="ro1">
          <table:table-cell office:value-type="float" office:value="131304630" calcext:value-type="float">
            <text:p>13130463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2984930" calcext:value-type="float">
            <text:p>132984930</text:p>
          </table:table-cell>
          <table:table-cell table:formula="of:=AVERAGE([.A167:.A176])/10^6" office:value-type="float" office:value="135.4022454" calcext:value-type="float">
            <text:p>135.4022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str_alfa_999.csv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53in" svg:x="5.485in" svg:y="1.1606in">
            <draw:object draw:notify-on-update-of-ranges="Sheet2.C22:Sheet2.C37 Sheet2.B3:Sheet2.B18 Sheet2.B1:Sheet2.B1 Sheet2.C3:Sheet2.C18 Sheet2.B22:Sheet2.B37 Sheet2.B20:Sheet2.B20 Sheet2.C22:Sheet2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5.3339in" svg:y="5.3339in">
            <draw:object draw:notify-on-update-of-ranges="Sheet2.C22:Sheet2.C37 Sheet2.B22:Sheet2.B37 Sheet2.B20:Sheet2.B20 Sheet2.D22:Sheet2.D37 Sheet2.B3:Sheet2.B18 Sheet2.B1:Sheet2.B1 Sheet2.D3:Sheet2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α = 0.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573901" calcext:value-type="float">
            <text:p>1.4573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.3558626" calcext:value-type="float">
            <text:p>5.3558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5.6540922" calcext:value-type="float">
            <text:p>25.6540922</text:p>
          </table:table-cell>
          <table:table-cell office:value-type="float" office:value="9.19129" calcext:value-type="float">
            <text:p>9.1912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.304062" calcext:value-type="float">
            <text:p>30.304062</text:p>
          </table:table-cell>
          <table:table-cell office:value-type="float" office:value="6.42484" calcext:value-type="float">
            <text:p>6.4248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2.3861814" calcext:value-type="float">
            <text:p>52.3861814</text:p>
          </table:table-cell>
          <table:table-cell office:value-type="float" office:value="0.227758" calcext:value-type="float">
            <text:p>0.22775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7.9462512" calcext:value-type="float">
            <text:p>67.9462512</text:p>
          </table:table-cell>
          <table:table-cell office:value-type="float" office:value="8.44605" calcext:value-type="float">
            <text:p>8.4460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5.5628426" calcext:value-type="float">
            <text:p>95.5628426</text:p>
          </table:table-cell>
          <table:table-cell office:value-type="float" office:value="11.3377" calcext:value-type="float">
            <text:p>11.33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6.7130687" calcext:value-type="float">
            <text:p>126.7130687</text:p>
          </table:table-cell>
          <table:table-cell office:value-type="float" office:value="13.1179" calcext:value-type="float">
            <text:p>13.11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.3572235" calcext:value-type="float">
            <text:p>5.3572235</text:p>
          </table:table-cell>
          <table:table-cell office:value-type="float" office:value="0.0767386" calcext:value-type="float">
            <text:p>0.076738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.6029602" calcext:value-type="float">
            <text:p>9.6029602</text:p>
          </table:table-cell>
          <table:table-cell office:value-type="float" office:value="1.1304" calcext:value-type="float">
            <text:p>1.130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.225291" calcext:value-type="float">
            <text:p>19.225291</text:p>
          </table:table-cell>
          <table:table-cell office:value-type="float" office:value="1.40373" calcext:value-type="float">
            <text:p>1.4037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0.1506633" calcext:value-type="float">
            <text:p>40.1506633</text:p>
          </table:table-cell>
          <table:table-cell office:value-type="float" office:value="3.69099" calcext:value-type="float">
            <text:p>3.6909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4.2462798" calcext:value-type="float">
            <text:p>74.2462798</text:p>
          </table:table-cell>
          <table:table-cell office:value-type="float" office:value="6.3511" calcext:value-type="float">
            <text:p>6.351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9.4269782" calcext:value-type="float">
            <text:p>89.4269782</text:p>
          </table:table-cell>
          <table:table-cell office:value-type="float" office:value="3.39161" calcext:value-type="float">
            <text:p>3.3916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6.675121" calcext:value-type="float">
            <text:p>136.675121</text:p>
          </table:table-cell>
          <table:table-cell office:value-type="float" office:value="6.37037" calcext:value-type="float">
            <text:p>6.3703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5.4022454" calcext:value-type="float">
            <text:p>135.4022454</text:p>
          </table:table-cell>
          <table:table-cell office:value-type="float" office:value="7.24907" calcext:value-type="float">
            <text:p>7.249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α = 0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55375" calcext:value-type="float">
            <text:p>0.205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150527" calcext:value-type="float">
            <text:p>0.61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931555" calcext:value-type="float">
            <text:p>2.5931555</text:p>
          </table:table-cell>
          <table:table-cell office:value-type="float" office:value="16.3841" calcext:value-type="float">
            <text:p>16.38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9471013" calcext:value-type="float">
            <text:p>3.9471013</text:p>
          </table:table-cell>
          <table:table-cell office:value-type="float" office:value="12.8824" calcext:value-type="float">
            <text:p>12.88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5950013" calcext:value-type="float">
            <text:p>5.5950013</text:p>
          </table:table-cell>
          <table:table-cell office:value-type="float" office:value="0.382562" calcext:value-type="float">
            <text:p>0.3825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4903015" calcext:value-type="float">
            <text:p>8.4903015</text:p>
          </table:table-cell>
          <table:table-cell office:value-type="float" office:value="15.2252" calcext:value-type="float">
            <text:p>15.22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.0903101" calcext:value-type="float">
            <text:p>14.0903101</text:p>
          </table:table-cell>
          <table:table-cell office:value-type="float" office:value="21.1474" calcext:value-type="float">
            <text:p>21.14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.0016999" calcext:value-type="float">
            <text:p>13.0016999</text:p>
          </table:table-cell>
          <table:table-cell office:value-type="float" office:value="21.6462" calcext:value-type="float">
            <text:p>21.646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043874" calcext:value-type="float">
            <text:p>0.6043874</text:p>
          </table:table-cell>
          <table:table-cell office:value-type="float" office:value="1.00719" calcext:value-type="float">
            <text:p>1.007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0009485" calcext:value-type="float">
            <text:p>1.0009485</text:p>
          </table:table-cell>
          <table:table-cell office:value-type="float" office:value="4.54747" calcext:value-type="float">
            <text:p>4.547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674548" calcext:value-type="float">
            <text:p>1.7674548</text:p>
          </table:table-cell>
          <table:table-cell office:value-type="float" office:value="5.68323" calcext:value-type="float">
            <text:p>5.6832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1575363" calcext:value-type="float">
            <text:p>4.1575363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4477165" calcext:value-type="float">
            <text:p>8.4477165</text:p>
          </table:table-cell>
          <table:table-cell office:value-type="float" office:value="9.49615" calcext:value-type="float">
            <text:p>9.496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9581855" calcext:value-type="float">
            <text:p>12.9581855</text:p>
          </table:table-cell>
          <table:table-cell office:value-type="float" office:value="10.7068" calcext:value-type="float">
            <text:p>10.70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7494138" calcext:value-type="float">
            <text:p>12.7494138</text:p>
          </table:table-cell>
          <table:table-cell office:value-type="float" office:value="12.0741" calcext:value-type="float">
            <text:p>12.0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.3814997" calcext:value-type="float">
            <text:p>17.3814997</text:p>
          </table:table-cell>
          <table:table-cell office:value-type="float" office:value="10.948" calcext:value-type="float">
            <text:p>10.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8:10:49.598629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1:27:21.111275279</meta:creation-date>
    <dc:date>2020-12-16T18:17:07.250211554</dc:date>
    <meta:editing-duration>PT1H6M54S</meta:editing-duration>
    <meta:editing-cycles>10</meta:editing-cycles>
    <meta:generator>LibreOffice/6.4.6.2$Linux_X86_64 LibreOffice_project/40$Build-2</meta:generator>
    <meta:document-statistic meta:table-count="2" meta:cell-count="38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79cm" svg:width="11.64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1.4573901">
                <text:p>1.4573901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5.3572235">
                <text:p>5.3572235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5.3558626">
                <text:p>5.3558626</text:p>
              </table:table-cell>
              <table:table-cell office:value-type="float" office:value="21">
                <text:p>21</text:p>
              </table:table-cell>
              <table:table-cell office:value-type="float" office:value="9.6029602">
                <text:p>9.6029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5.6540922">
                <text:p>25.6540922</text:p>
              </table:table-cell>
              <table:table-cell office:value-type="float" office:value="29">
                <text:p>29</text:p>
              </table:table-cell>
              <table:table-cell office:value-type="float" office:value="19.225291">
                <text:p>19.225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0.304062">
                <text:p>30.304062</text:p>
              </table:table-cell>
              <table:table-cell office:value-type="float" office:value="42">
                <text:p>42</text:p>
              </table:table-cell>
              <table:table-cell office:value-type="float" office:value="40.1506633">
                <text:p>40.150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52.3861814">
                <text:p>52.3861814</text:p>
              </table:table-cell>
              <table:table-cell office:value-type="float" office:value="52">
                <text:p>52</text:p>
              </table:table-cell>
              <table:table-cell office:value-type="float" office:value="74.2462798">
                <text:p>74.2462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67.9462512">
                <text:p>67.9462512</text:p>
              </table:table-cell>
              <table:table-cell office:value-type="float" office:value="58">
                <text:p>58</text:p>
              </table:table-cell>
              <table:table-cell office:value-type="float" office:value="89.4269782">
                <text:p>89.4269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95.5628426">
                <text:p>95.5628426</text:p>
              </table:table-cell>
              <table:table-cell office:value-type="float" office:value="70">
                <text:p>70</text:p>
              </table:table-cell>
              <table:table-cell office:value-type="float" office:value="136.675121">
                <text:p>136.675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26.7130687">
                <text:p>126.7130687</text:p>
              </table:table-cell>
              <table:table-cell office:value-type="float" office:value="76">
                <text:p>76</text:p>
              </table:table-cell>
              <table:table-cell office:value-type="float" office:value="135.4022454">
                <text:p>135.4022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036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0767386">
                <text:p>0.0767386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9.19129">
                <text:p>9.19129</text:p>
              </table:table-cell>
              <table:table-cell office:value-type="float" office:value="29">
                <text:p>29</text:p>
              </table:table-cell>
              <table:table-cell office:value-type="float" office:value="1.40373">
                <text:p>1.40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6.42484">
                <text:p>6.42484</text:p>
              </table:table-cell>
              <table:table-cell office:value-type="float" office:value="42">
                <text:p>42</text:p>
              </table:table-cell>
              <table:table-cell office:value-type="float" office:value="3.69099">
                <text:p>3.69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227758">
                <text:p>0.227758</text:p>
              </table:table-cell>
              <table:table-cell office:value-type="float" office:value="52">
                <text:p>52</text:p>
              </table:table-cell>
              <table:table-cell office:value-type="float" office:value="6.3511">
                <text:p>6.3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8.44605">
                <text:p>8.44605</text:p>
              </table:table-cell>
              <table:table-cell office:value-type="float" office:value="58">
                <text:p>58</text:p>
              </table:table-cell>
              <table:table-cell office:value-type="float" office:value="3.39161">
                <text:p>3.39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1.3377">
                <text:p>11.3377</text:p>
              </table:table-cell>
              <table:table-cell office:value-type="float" office:value="70">
                <text:p>70</text:p>
              </table:table-cell>
              <table:table-cell office:value-type="float" office:value="6.37037">
                <text:p>6.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3.1179">
                <text:p>13.1179</text:p>
              </table:table-cell>
              <table:table-cell office:value-type="float" office:value="76">
                <text:p>76</text:p>
              </table:table-cell>
              <table:table-cell office:value-type="float" office:value="7.24907">
                <text:p>7.24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61cm" svg:y="3.955cm" style:legend-expansion="high" chart:style-name="ch2"/>
        <chart:plot-area chart:style-name="ch3" table:cell-range-address="Sheet2.C22:Sheet2.C37 Sheet2.B3:Sheet2.C18 Sheet2.B1:Sheet2.B1 Sheet2.B20:Sheet2.B20" chart:data-source-has-labels="both" svg:x="1.282cm" svg:y="0.18cm" svg:width="12.16cm" svg:height="7.665cm">
          <chartooo:coordinate-region svg:x="1.903cm" svg:y="0.379cm" svg:width="11.167cm" svg:height="6.819cm"/>
          <chart:axis chart:dimension="x" chart:name="primary-x" chart:style-name="ch4" chartooo:axis-type="auto">
            <chart:title svg:x="7.212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t[s]</text:p>
            </chart:title>
            <chart:grid chart:style-name="ch6" chart:class="major"/>
          </chart:axis>
          <chart:series chart:style-name="ch7" chart:values-cell-range-address="Sheet2.C3:Sheet2.C18" chart:label-cell-address="Sheet2.B1:Sheet2.B1" chart:class="chart:scatter">
            <chart:domain table:cell-range-address="Sheet2.B3:Sheet2.B18"/>
            <chart:data-point chart:repeated="16"/>
          </chart:series>
          <chart:series chart:style-name="ch8" chart:values-cell-range-address="Sheet2.C22:Sheet2.C37" chart:label-cell-address="Sheet2.B20:Sheet2.B20" chart:class="chart:scatter">
            <chart:domain table:cell-range-address="Sheet2.B22:Sheet2.B3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α = 0.999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α = 0.99</text:p>
                <draw:g>
                  <svg:desc>Sheet2.B20:Sheet2.B20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1.4573901">
                <text:p>1.4573901</text:p>
                <draw:g>
                  <svg:desc>Sheet2.C3:Sheet2.C18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5.3558626">
                <text:p>5.3558626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25.6540922">
                <text:p>25.6540922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30.304062">
                <text:p>30.304062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52.3861814">
                <text:p>52.3861814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67.9462512">
                <text:p>67.9462512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95.5628426">
                <text:p>95.5628426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126.7130687">
                <text:p>126.7130687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5.3572235">
                <text:p>5.3572235</text:p>
              </table:table-cell>
              <table:table-cell office:value-type="float" office:value="17">
                <text:p>17</text:p>
              </table:table-cell>
              <table:table-cell office:value-type="float" office:value="0.6043874">
                <text:p>0.6043874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9.6029602">
                <text:p>9.6029602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19.225291">
                <text:p>19.225291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40.1506633">
                <text:p>40.1506633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74.2462798">
                <text:p>74.2462798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89.4269782">
                <text:p>89.4269782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36.675121">
                <text:p>136.675121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35.4022454">
                <text:p>135.4022454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61cm" svg:y="3.955cm" style:legend-expansion="high" chart:style-name="ch2"/>
        <chart:plot-area chart:style-name="ch3" table:cell-range-address="Sheet2.B22:Sheet2.D37 Sheet2.B20:Sheet2.B20 Sheet2.B1:Sheet2.B1 Sheet2.D3:Sheet2.D18" chart:data-source-has-labels="both" svg:x="1.599cm" svg:y="0.18cm" svg:width="11.843cm" svg:height="7.665cm">
          <chartooo:coordinate-region svg:x="2.22cm" svg:y="0.379cm" svg:width="11.035cm" svg:height="6.819cm"/>
          <chart:axis chart:dimension="x" chart:name="primary-x" chart:style-name="ch4" chartooo:axis-type="auto">
            <chart:title svg:x="7.37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δ [%]</text:p>
            </chart:title>
            <chart:grid chart:style-name="ch6" chart:class="major"/>
          </chart:axis>
          <chart:series chart:style-name="ch7" chart:values-cell-range-address="Sheet2.D22:Sheet2.D37" chart:label-cell-address="Sheet2.B20:Sheet2.B20" chart:class="chart:scatter">
            <chart:domain table:cell-range-address="Sheet2.B22:Sheet2.B37"/>
            <chart:data-point chart:repeated="16"/>
          </chart:series>
          <chart:series chart:style-name="ch8" chart:values-cell-range-address="Sheet2.D3:Sheet2.D18" chart:label-cell-address="Sheet2.B1:Sheet2.B1" chart:class="chart:scatter">
            <chart:domain table:cell-range-address="Sheet2.B3:Sheet2.B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α = 0.99</text:p>
                <draw:g>
                  <svg:desc>Sheet2.B20:Sheet2.B2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α = 0.999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">
                <text:p>0</text:p>
                <draw:g>
                  <svg:desc>Sheet2.D22:Sheet2.D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">
                <text:p>0</text:p>
                <draw:g>
                  <svg:desc>Sheet2.D3:Sheet2.D18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  <table:table-cell office:value-type="float" office:value="34">
                <text:p>34</text:p>
              </table:table-cell>
              <table:table-cell office:value-type="float" office:value="9.19129">
                <text:p>9.19129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  <table:table-cell office:value-type="float" office:value="39">
                <text:p>39</text:p>
              </table:table-cell>
              <table:table-cell office:value-type="float" office:value="6.42484">
                <text:p>6.42484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  <table:table-cell office:value-type="float" office:value="43">
                <text:p>43</text:p>
              </table:table-cell>
              <table:table-cell office:value-type="float" office:value="0.227758">
                <text:p>0.227758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  <table:table-cell office:value-type="float" office:value="53">
                <text:p>53</text:p>
              </table:table-cell>
              <table:table-cell office:value-type="float" office:value="8.44605">
                <text:p>8.44605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  <table:table-cell office:value-type="float" office:value="65">
                <text:p>65</text:p>
              </table:table-cell>
              <table:table-cell office:value-type="float" office:value="11.3377">
                <text:p>11.3377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  <table:table-cell office:value-type="float" office:value="71">
                <text:p>71</text:p>
              </table:table-cell>
              <table:table-cell office:value-type="float" office:value="13.1179">
                <text:p>13.1179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1.00719">
                <text:p>1.00719</text:p>
              </table:table-cell>
              <table:table-cell office:value-type="float" office:value="17">
                <text:p>17</text:p>
              </table:table-cell>
              <table:table-cell office:value-type="float" office:value="0.0767386">
                <text:p>0.0767386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  <table:table-cell office:value-type="float" office:value="21">
                <text:p>21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  <table:table-cell office:value-type="float" office:value="29">
                <text:p>29</text:p>
              </table:table-cell>
              <table:table-cell office:value-type="float" office:value="1.40373">
                <text:p>1.40373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  <table:table-cell office:value-type="float" office:value="42">
                <text:p>42</text:p>
              </table:table-cell>
              <table:table-cell office:value-type="float" office:value="3.69099">
                <text:p>3.69099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  <table:table-cell office:value-type="float" office:value="52">
                <text:p>52</text:p>
              </table:table-cell>
              <table:table-cell office:value-type="float" office:value="6.3511">
                <text:p>6.3511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  <table:table-cell office:value-type="float" office:value="58">
                <text:p>58</text:p>
              </table:table-cell>
              <table:table-cell office:value-type="float" office:value="3.39161">
                <text:p>3.39161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  <table:table-cell office:value-type="float" office:value="70">
                <text:p>70</text:p>
              </table:table-cell>
              <table:table-cell office:value-type="float" office:value="6.37037">
                <text:p>6.37037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  <table:table-cell office:value-type="float" office:value="76">
                <text:p>76</text:p>
              </table:table-cell>
              <table:table-cell office:value-type="float" office:value="7.24907">
                <text:p>7.249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